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7cm" svg:stroke-color="#c11b24" draw:stroke-linejoin="round" svg:stroke-linecap="round" draw:fill="non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59cm" fo:min-width="0.22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0.349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c11b24"/>
    </style:style>
    <style:style style:name="gr6" style:family="graphic" style:parent-style-name="standard">
      <style:graphic-properties draw:stroke="solid" svg:stroke-width="0.027cm" svg:stroke-color="#c11b24" draw:stroke-linejoin="miter" svg:stroke-linecap="butt" draw:fill="none" fo:padding-top="0.013cm" fo:padding-bottom="0.013cm" fo:padding-left="0.013cm" fo:padding-right="0.013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solid" svg:stroke-width="0.027cm" svg:stroke-color="#c11b24" draw:stroke-linejoin="round" svg:stroke-linecap="round" draw:fill="none" draw:textarea-vertical-align="middle" fo:padding-top="0.013cm" fo:padding-bottom="0.013cm" fo:padding-left="0.013cm" fo:padding-right="0.013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.40000009536743pt" style:font-size-asian="6.40000009536743pt" style:font-size-complex="6.40000009536743pt"/>
    </style:style>
    <style:style style:name="P5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6" style:family="paragraph">
      <loext:graphic-properties draw:fill="solid" draw:fill-color="#c11b24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Titr" fo:font-size="8pt" style:font-size-asian="8pt" style:font-name-complex="Titr" style:font-size-complex="8pt"/>
    </style:style>
    <style:style style:name="P9" style:family="paragraph">
      <loext:graphic-properties draw:fill="none" draw:fill-color="#ffffff"/>
      <style:text-properties style:font-name="IPAPMincho" fo:font-size="8pt" style:font-size-asian="8pt" style:font-name-complex="Titr" style:font-size-complex="8pt"/>
    </style:style>
    <style:style style:name="P10" style:family="paragraph">
      <loext:graphic-properties draw:fill="none" draw:fill-color="#ffffff"/>
      <style:text-properties style:font-name="Titr" fo:font-size="8pt" style:font-size-asian="8pt" style:font-name-complex="Titr" style:font-size-complex="8pt"/>
    </style:style>
    <style:style style:name="T1" style:family="text">
      <style:text-properties fo:color="#000000" style:font-name="HelveticaNeue1" fo:font-size="6.40000009536743pt" style:font-size-asian="6.40000009536743pt" style:font-name-complex="HelveticaNeue1" style:font-size-complex="6.40000009536743pt"/>
    </style:style>
    <style:style style:name="T2" style:family="text">
      <style:text-properties fo:color="#000000" style:font-name="HelveticaNeue1" fo:font-size="9.89999961853027pt" style:font-size-asian="9.89999961853027pt" style:font-name-complex="HelveticaNeue1" style:font-size-complex="9.89999961853027pt"/>
    </style:style>
    <style:style style:name="T3" style:family="text">
      <style:text-properties style:font-name="Titr" fo:font-size="8pt" style:font-size-asian="8pt" style:font-name-complex="Titr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56cm" svg:height="1.256cm" svg:x="6.601cm" svg:y="0.237cm" svg:viewBox="0 0 1257 1257" svg:d="M1073 184c245 246 245 643 0 889-246 245-644 245-889 0-245-246-245-643 0-889 245-245 643-245 889 0z">
          <text:p/>
        </draw:path>
        <draw:path draw:style-name="gr2" draw:text-style-name="P2" draw:layer="layout" svg:width="1.256cm" svg:height="1.256cm" svg:x="6.601cm" svg:y="0.237cm" svg:viewBox="0 0 1257 1257" svg:d="M1073 184c245 246 245 643 0 889-246 245-644 245-889 0-245-246-245-643 0-889 245-245 643-245 889 0z">
          <text:p/>
        </draw:path>
        <draw:path draw:style-name="gr1" draw:text-style-name="P1" draw:layer="layout" svg:width="1.256cm" svg:height="1.256cm" svg:x="1.085cm" svg:y="0.237cm" svg:viewBox="0 0 1257 1257" svg:d="M1073 184c245 246 245 643 0 889-245 245-644 245-889 0-245-246-245-643 0-889 245-245 644-245 889 0z">
          <text:p/>
        </draw:path>
        <draw:path draw:style-name="gr2" draw:text-style-name="P2" draw:layer="layout" svg:width="1.256cm" svg:height="1.256cm" svg:x="1.085cm" svg:y="0.237cm" svg:viewBox="0 0 1257 1257" svg:d="M1073 184c245 246 245 643 0 889-245 245-644 245-889 0-245-246-245-643 0-889 245-245 644-245 889 0z">
          <text:p/>
        </draw:path>
        <draw:path draw:style-name="gr1" draw:text-style-name="P1" draw:layer="layout" svg:width="1.256cm" svg:height="1.256cm" svg:x="3.843cm" svg:y="0.237cm" svg:viewBox="0 0 1257 1257" svg:d="M1073 184c245 246 245 643 0 889-245 245-643 245-889 0-245-246-245-643 0-889 246-245 644-245 889 0z">
          <text:p/>
        </draw:path>
        <draw:path draw:style-name="gr2" draw:text-style-name="P2" draw:layer="layout" svg:width="1.256cm" svg:height="1.256cm" svg:x="3.843cm" svg:y="0.237cm" svg:viewBox="0 0 1257 1257" svg:d="M1073 184c245 246 245 643 0 889-245 245-643 245-889 0-245-246-245-643 0-889 246-245 644-245 889 0z">
          <text:p/>
        </draw:path>
        <draw:path draw:style-name="gr1" draw:text-style-name="P1" draw:layer="layout" svg:width="1.256cm" svg:height="1.256cm" svg:x="3.843cm" svg:y="4.569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3.843cm" svg:y="4.569cm" svg:viewBox="0 0 1257 1257" svg:d="M1073 184c245 247 245 644 0 889s-643 245-889 0c-245-245-245-642 0-889 246-245 644-245 889 0z">
          <text:p/>
        </draw:path>
        <draw:frame draw:style-name="gr3" draw:text-style-name="P4" draw:layer="layout" svg:width="0.226cm" svg:height="0.259cm" svg:x="4.36cm" svg:y="0.738cm">
          <draw:text-box>
            <text:p text:style-name="P3"><text:span text:style-name="T1">…</text:span></text:p>
          </draw:text-box>
        </draw:frame>
        <draw:path draw:style-name="gr1" draw:text-style-name="P1" draw:layer="layout" svg:width="1.256cm" svg:height="1.256cm" svg:x="1.085cm" svg:y="4.569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085cm" svg:y="4.569cm" svg:viewBox="0 0 1257 1257" svg:d="M1073 184c245 247 245 644 0 889s-644 245-889 0-245-642 0-889c245-245 644-245 889 0z">
          <text:p/>
        </draw:path>
        <draw:frame draw:style-name="gr4" draw:text-style-name="P5" draw:layer="layout" svg:width="0.349cm" svg:height="0.403cm" svg:x="4.297cm" svg:y="5.002cm">
          <draw:text-box>
            <text:p text:style-name="P3"><text:span text:style-name="T2">…</text:span></text:p>
          </draw:text-box>
        </draw:frame>
        <draw:polygon draw:style-name="gr5" draw:text-style-name="P6" draw:layer="layout" svg:width="0.136cm" svg:height="0.101cm" svg:x="3.648cm" svg:y="0.857cm" svg:viewBox="0 0 137 102" draw:points="137,43 0,0 5,102">
          <text:p/>
        </draw:polygon>
        <draw:polygon draw:style-name="gr6" draw:text-style-name="P2" draw:layer="layout" svg:width="0.136cm" svg:height="0.101cm" svg:x="3.648cm" svg:y="0.857cm" svg:viewBox="0 0 137 102" draw:points="137,43 0,0 5,102">
          <text:p/>
        </draw:polygon>
        <draw:path draw:style-name="gr1" draw:text-style-name="P1" draw:layer="layout" svg:width="1.256cm" svg:height="1.256cm" svg:x="6.601cm" svg:y="4.569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6.601cm" svg:y="4.569cm" svg:viewBox="0 0 1257 1257" svg:d="M1073 184c245 247 245 644 0 889-246 245-644 245-889 0s-245-642 0-889c245-245 643-245 889 0z">
          <text:p/>
        </draw:path>
        <draw:line draw:style-name="gr2" draw:text-style-name="P2" draw:layer="layout" svg:x1="7.243cm" svg:y1="1.506cm" svg:x2="7.223cm" svg:y2="2.334cm">
          <text:p/>
        </draw:line>
        <draw:polygon draw:style-name="gr5" draw:text-style-name="P6" draw:layer="layout" svg:width="0.1cm" svg:height="0.133cm" svg:x="7.179cm" svg:y="2.245cm" svg:viewBox="0 0 101 134" draw:points="51,134 101,0 0,0">
          <text:p/>
        </draw:polygon>
        <draw:polygon draw:style-name="gr6" draw:text-style-name="P2" draw:layer="layout" svg:width="0.1cm" svg:height="0.133cm" svg:x="7.179cm" svg:y="2.245cm" svg:viewBox="0 0 101 134" draw:points="51,134 101,0 0,0">
          <text:p/>
        </draw:polygon>
        <draw:line draw:style-name="gr2" draw:text-style-name="P2" draw:layer="layout" svg:x1="2.002cm" svg:y1="4.62cm" svg:x2="4.034cm" svg:y2="1.318cm">
          <text:p/>
        </draw:line>
        <draw:polygon draw:style-name="gr5" draw:text-style-name="P6" draw:layer="layout" svg:width="0.131cm" svg:height="0.13cm" draw:transform="rotate (0.261799387799149) translate (3.89086407997957cm 1.36771527973542cm)" svg:viewBox="0 0 132 131" draw:points="132,0 0,60 73,131">
          <text:p/>
        </draw:polygon>
        <draw:polygon draw:style-name="gr6" draw:text-style-name="P2" draw:layer="layout" svg:width="0.131cm" svg:height="0.13cm" draw:transform="rotate (0.261799387799149) translate (3.89086407997957cm 1.36771527973542cm)" svg:viewBox="0 0 132 131" draw:points="132,0 0,60 73,131">
          <text:p/>
        </draw:polygon>
        <draw:frame draw:style-name="gr7" draw:text-style-name="P7" draw:layer="layout" svg:width="0.7cm" svg:height="0.756cm" svg:x="1.371cm" svg:y="0.49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7" draw:layer="layout" svg:width="0.745cm" svg:height="0.756cm" svg:x="6.89cm" svg:y="0.4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7" draw:layer="layout" svg:width="0.712cm" svg:height="0.756cm" svg:x="1.371cm" svg:y="4.81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7" draw:layer="layout" svg:width="0.757cm" svg:height="0.756cm" svg:x="6.876cm" svg:y="4.81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1" draw:text-style-name="P1" draw:layer="layout" svg:width="1.256cm" svg:height="1.256cm" svg:x="3.843cm" svg:y="2.394cm" svg:viewBox="0 0 1257 1257" svg:d="M1073 184c245 247 245 644 0 889s-643 245-889 0c-245-245-245-642 0-889 246-245 644-245 889 0z">
          <text:p/>
        </draw:path>
        <draw:path draw:style-name="gr2" draw:text-style-name="P2" draw:layer="layout" svg:width="1.256cm" svg:height="1.256cm" svg:x="3.843cm" svg:y="2.394cm" svg:viewBox="0 0 1257 1257" svg:d="M1073 184c245 247 245 644 0 889s-643 245-889 0c-245-245-245-642 0-889 246-245 644-245 889 0z">
          <text:p/>
        </draw:path>
        <draw:path draw:style-name="gr1" draw:text-style-name="P1" draw:layer="layout" svg:width="1.256cm" svg:height="1.256cm" svg:x="1.085cm" svg:y="2.394cm" svg:viewBox="0 0 1257 1257" svg:d="M1073 184c245 247 245 644 0 889s-644 245-889 0-245-642 0-889c245-245 644-245 889 0z">
          <text:p/>
        </draw:path>
        <draw:path draw:style-name="gr2" draw:text-style-name="P2" draw:layer="layout" svg:width="1.256cm" svg:height="1.256cm" svg:x="1.085cm" svg:y="2.394cm" svg:viewBox="0 0 1257 1257" svg:d="M1073 184c245 247 245 644 0 889s-644 245-889 0-245-642 0-889c245-245 644-245 889 0z">
          <text:p/>
        </draw:path>
        <draw:frame draw:style-name="gr4" draw:text-style-name="P5" draw:layer="layout" svg:width="0.349cm" svg:height="0.403cm" svg:x="4.297cm" svg:y="2.827cm">
          <draw:text-box>
            <text:p text:style-name="P3"><text:span text:style-name="T2">…</text:span></text:p>
          </draw:text-box>
        </draw:frame>
        <draw:path draw:style-name="gr1" draw:text-style-name="P1" draw:layer="layout" svg:width="1.256cm" svg:height="1.256cm" svg:x="6.601cm" svg:y="2.394cm" svg:viewBox="0 0 1257 1257" svg:d="M1073 184c245 247 245 644 0 889-246 245-644 245-889 0s-245-642 0-889c245-245 643-245 889 0z">
          <text:p/>
        </draw:path>
        <draw:path draw:style-name="gr2" draw:text-style-name="P2" draw:layer="layout" svg:width="1.256cm" svg:height="1.256cm" svg:x="6.601cm" svg:y="2.394cm" svg:viewBox="0 0 1257 1257" svg:d="M1073 184c245 247 245 644 0 889-246 245-644 245-889 0s-245-642 0-889c245-245 643-245 889 0z">
          <text:p/>
        </draw:path>
        <draw:frame draw:style-name="gr7" draw:text-style-name="P7" draw:layer="layout" svg:width="0.713cm" svg:height="0.756cm" svg:x="1.371cm" svg:y="2.63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7" draw:text-style-name="P7" draw:layer="layout" svg:width="0.758cm" svg:height="0.756cm" svg:x="6.876cm" svg:y="2.6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" draw:text-style-name="P2" draw:layer="layout" svg:x1="2.344cm" svg:y1="0.902cm" svg:x2="3.654cm" svg:y2="0.902cm">
          <text:p/>
        </draw:line>
        <draw:polygon draw:style-name="gr5" draw:text-style-name="P6" draw:layer="layout" svg:width="0.136cm" svg:height="0.101cm" svg:x="6.405cm" svg:y="0.858cm" svg:viewBox="0 0 137 102" draw:points="137,43 0,0 5,102">
          <text:p/>
        </draw:polygon>
        <draw:polygon draw:style-name="gr6" draw:text-style-name="P2" draw:layer="layout" svg:width="0.136cm" svg:height="0.101cm" svg:x="6.405cm" svg:y="0.858cm" svg:viewBox="0 0 137 102" draw:points="137,43 0,0 5,102">
          <text:p/>
        </draw:polygon>
        <draw:line draw:style-name="gr2" draw:text-style-name="P2" draw:layer="layout" svg:x1="5.101cm" svg:y1="0.903cm" svg:x2="6.411cm" svg:y2="0.903cm">
          <text:p/>
        </draw:line>
        <draw:frame draw:style-name="gr3" draw:text-style-name="P4" draw:layer="layout" svg:width="0.226cm" svg:height="0.259cm" svg:x="4.353cm" svg:y="0.739cm">
          <draw:text-box>
            <text:p text:style-name="P3"><text:span text:style-name="T1">…</text:span></text:p>
          </draw:text-box>
        </draw:frame>
        <draw:polygon draw:style-name="gr5" draw:text-style-name="P6" draw:layer="layout" svg:width="0.136cm" svg:height="0.101cm" svg:x="3.641cm" svg:y="0.858cm" svg:viewBox="0 0 137 102" draw:points="137,43 0,0 5,102">
          <text:p/>
        </draw:polygon>
        <draw:polygon draw:style-name="gr6" draw:text-style-name="P2" draw:layer="layout" svg:width="0.136cm" svg:height="0.101cm" svg:x="3.641cm" svg:y="0.858cm" svg:viewBox="0 0 137 102" draw:points="137,43 0,0 5,102">
          <text:p/>
        </draw:polygon>
        <draw:line draw:style-name="gr2" draw:text-style-name="P2" draw:layer="layout" svg:x1="2.337cm" svg:y1="0.903cm" svg:x2="3.647cm" svg:y2="0.903cm">
          <text:p/>
        </draw:line>
        <draw:line draw:style-name="gr2" draw:text-style-name="P2" draw:layer="layout" svg:x1="4.493cm" svg:y1="1.498cm" svg:x2="4.473cm" svg:y2="2.326cm">
          <text:p/>
        </draw:line>
        <draw:polygon draw:style-name="gr5" draw:text-style-name="P6" draw:layer="layout" svg:width="0.1cm" svg:height="0.133cm" svg:x="4.429cm" svg:y="2.237cm" svg:viewBox="0 0 101 134" draw:points="51,134 101,0 0,0">
          <text:p/>
        </draw:polygon>
        <draw:polygon draw:style-name="gr6" draw:text-style-name="P2" draw:layer="layout" svg:width="0.1cm" svg:height="0.133cm" svg:x="4.429cm" svg:y="2.237cm" svg:viewBox="0 0 101 134" draw:points="51,134 101,0 0,0">
          <text:p/>
        </draw:polygon>
        <draw:line draw:style-name="gr2" draw:text-style-name="P2" draw:layer="layout" svg:x1="1.703cm" svg:y1="1.504cm" svg:x2="1.683cm" svg:y2="2.332cm">
          <text:p/>
        </draw:line>
        <draw:polygon draw:style-name="gr5" draw:text-style-name="P6" draw:layer="layout" svg:width="0.1cm" svg:height="0.133cm" svg:x="1.639cm" svg:y="2.243cm" svg:viewBox="0 0 101 134" draw:points="51,134 101,0 0,0">
          <text:p/>
        </draw:polygon>
        <draw:polygon draw:style-name="gr6" draw:text-style-name="P2" draw:layer="layout" svg:width="0.1cm" svg:height="0.133cm" svg:x="1.639cm" svg:y="2.243cm" svg:viewBox="0 0 101 134" draw:points="51,134 101,0 0,0">
          <text:p/>
        </draw:polygon>
        <draw:line draw:style-name="gr8" draw:text-style-name="P8" draw:layer="layout" svg:x1="1.704cm" svg:y1="3.668cm" svg:x2="1.684cm" svg:y2="4.496cm">
          <text:p/>
        </draw:line>
        <draw:polygon draw:style-name="gr5" draw:text-style-name="P6" draw:layer="layout" svg:width="0.1cm" svg:height="0.133cm" svg:x="1.64cm" svg:y="4.407cm" svg:viewBox="0 0 101 134" draw:points="51,134 101,0 0,0">
          <text:p/>
        </draw:polygon>
        <draw:polygon draw:style-name="gr6" draw:text-style-name="P2" draw:layer="layout" svg:width="0.1cm" svg:height="0.133cm" svg:x="1.64cm" svg:y="4.407cm" svg:viewBox="0 0 101 134" draw:points="51,134 101,0 0,0">
          <text:p/>
        </draw:polygon>
        <draw:line draw:style-name="gr2" draw:text-style-name="P2" draw:layer="layout" svg:x1="4.486cm" svg:y1="3.669cm" svg:x2="4.466cm" svg:y2="4.497cm">
          <text:p/>
        </draw:line>
        <draw:polygon draw:style-name="gr5" draw:text-style-name="P6" draw:layer="layout" svg:width="0.1cm" svg:height="0.133cm" svg:x="4.422cm" svg:y="4.408cm" svg:viewBox="0 0 101 134" draw:points="51,134 101,0 0,0">
          <text:p/>
        </draw:polygon>
        <draw:polygon draw:style-name="gr6" draw:text-style-name="P2" draw:layer="layout" svg:width="0.1cm" svg:height="0.133cm" svg:x="4.422cm" svg:y="4.408cm" svg:viewBox="0 0 101 134" draw:points="51,134 101,0 0,0">
          <text:p/>
        </draw:polygon>
        <draw:line draw:style-name="gr2" draw:text-style-name="P2" draw:layer="layout" svg:x1="7.239cm" svg:y1="3.654cm" svg:x2="7.219cm" svg:y2="4.482cm">
          <text:p/>
        </draw:line>
        <draw:polygon draw:style-name="gr5" draw:text-style-name="P6" draw:layer="layout" svg:width="0.1cm" svg:height="0.133cm" svg:x="7.175cm" svg:y="4.393cm" svg:viewBox="0 0 101 134" draw:points="51,134 101,0 0,0">
          <text:p/>
        </draw:polygon>
        <draw:polygon draw:style-name="gr6" draw:text-style-name="P2" draw:layer="layout" svg:width="0.1cm" svg:height="0.133cm" svg:x="7.175cm" svg:y="4.393cm" svg:viewBox="0 0 101 134" draw:points="51,134 101,0 0,0">
          <text:p/>
        </draw:polygon>
        <draw:line draw:style-name="gr2" draw:text-style-name="P2" draw:layer="layout" svg:x1="4.747cm" svg:y1="4.62cm" svg:x2="6.779cm" svg:y2="1.318cm">
          <text:p/>
        </draw:line>
        <draw:polygon draw:style-name="gr5" draw:text-style-name="P6" draw:layer="layout" svg:width="0.131cm" svg:height="0.13cm" draw:transform="rotate (0.261799387799149) translate (6.64886407997957cm 1.36271527973542cm)" svg:viewBox="0 0 132 131" draw:points="132,0 0,60 73,131">
          <text:p/>
        </draw:polygon>
        <draw:polygon draw:style-name="gr6" draw:text-style-name="P2" draw:layer="layout" svg:width="0.131cm" svg:height="0.13cm" draw:transform="rotate (0.261799387799149) translate (6.64886407997957cm 1.36271527973542cm)" svg:viewBox="0 0 132 131" draw:points="132,0 0,60 73,131">
          <text:p/>
        </draw:polygon>
        <draw:frame draw:style-name="gr9" draw:text-style-name="P9" draw:layer="layout" svg:width="1.905cm" svg:height="0.762cm" svg:x="-0.03cm" svg:y="3.731cm">
          <draw:text-box>
            <text:p><text:span text:style-name="T3">Sampling</text:span></text:p>
          </draw:text-box>
        </draw:frame>
        <draw:frame draw:style-name="gr9" draw:text-style-name="P10" draw:layer="layout" svg:width="1.905cm" svg:height="0.762cm" svg:x="2.771cm" svg:y="3.731cm">
          <draw:text-box>
            <text:p><text:span text:style-name="T3">Sampling</text:span></text:p>
          </draw:text-box>
        </draw:frame>
        <draw:frame draw:style-name="gr9" draw:text-style-name="P10" draw:layer="layout" svg:width="1.905cm" svg:height="1.267cm" svg:x="5.472cm" svg:y="3.731cm">
          <draw:text-box>
            <text:p><text:span text:style-name="T3">Sampling</text:span></text:p>
            <text:p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1" svg:font-family="HelveticaNeue"/>
    <style:font-face style:name="HelveticaNeue" svg:font-family="HelveticaNeue" style:font-pitch="variable"/>
    <style:font-face style:name="IPAPMincho" svg:font-family="IPAPMincho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tr" svg:font-family="Ti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128cm" fo:page-height="6.0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18:57:21.107793399</meta:creation-date>
    <dc:date>2018-12-22T19:59:32.910866498</dc:date>
    <meta:editing-duration>PT3M41S</meta:editing-duration>
    <meta:editing-cycles>2</meta:editing-cycles>
    <meta:generator>LibreOffice/5.1.6.2$Linux_X86_64 LibreOffice_project/10m0$Build-2</meta:generator>
    <meta:document-statistic meta:object-count="64"/>
  </office:meta>
</office:document-meta>
</file>

<file path=Object 2/content.xml><?xml version="1.0" encoding="utf-8"?>
<math xmlns="http://www.w3.org/1998/Math/MathML" display="block">
  <semantics>
    <msub>
      <mi>h</mi>
      <mn>1</mn>
    </msub>
    <annotation encoding="StarMath 5.0">h_1</annotation>
  </semantics>
</math>
</file>

<file path=Object 3/content.xml><?xml version="1.0" encoding="utf-8"?>
<math xmlns="http://www.w3.org/1998/Math/MathML" display="block">
  <semantics>
    <msub>
      <mi>h</mi>
      <mi>L</mi>
    </msub>
    <annotation encoding="StarMath 5.0">h_L</annotation>
  </semantics>
</math>
</file>

<file path=Object 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/content.xml><?xml version="1.0" encoding="utf-8"?>
<math xmlns="http://www.w3.org/1998/Math/MathML" display="block">
  <semantics>
    <msub>
      <mi>x</mi>
      <mi>L</mi>
    </msub>
    <annotation encoding="StarMath 5.0">x_L</annotation>
  </semantics>
</math>
</file>

<file path=Object 6/content.xml><?xml version="1.0" encoding="utf-8"?>
<math xmlns="http://www.w3.org/1998/Math/MathML" display="block">
  <semantics>
    <msub>
      <mi>q</mi>
      <mn>1</mn>
    </msub>
    <annotation encoding="StarMath 5.0">q_1</annotation>
  </semantics>
</math>
</file>

<file path=Object 7/content.xml><?xml version="1.0" encoding="utf-8"?>
<math xmlns="http://www.w3.org/1998/Math/MathML" display="block">
  <semantics>
    <msub>
      <mi>q</mi>
      <mi>L</mi>
    </msub>
    <annotation encoding="StarMath 5.0">q_L</annotation>
  </semantics>
</math>
</file>